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SerializeTransactionException.CannotSerializeTransac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notSerializeTransactionException.CannotSerializeTransac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